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4" style:family="paragraph" style:parent-style-name="Contents_20_6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vel one</text:h>
      <text:h text:style-name="Heading_20_2" text:outline-level="2">Level two</text:h>
      <text:h text:style-name="Heading_20_3" text:outline-level="3">Level three</text:h>
      <text:h text:style-name="Heading_20_4" text:outline-level="4">Level four</text:h>
      <text:p text:style-name="P1"/>
      <text:table-of-content text:style-name="Sect1" text:protected="true" text:name="Оглавление1">
        <text:table-of-content-source text:outline-level="2" text:use-outline-level="false" text:use-index-source-styles="true">
          <text:index-title-template text:style-name="Contents_20_Heading">TOC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5">
            <text:index-source-style text:style-name="Heading_20_3"/>
          </text:index-source-styles>
          <text:index-source-styles text:outline-level="6">
            <text:index-source-style text:style-name="Heading_20_4"/>
          </text:index-source-styles>
        </text:table-of-content-source>
        <text:index-body>
          <text:index-title text:style-name="Sect1" text:name="Оглавление1_Head">
            <text:p text:style-name="Contents_20_Heading">TOC</text:p>
          </text:index-title>
          <text:p text:style-name="P5">Level one<text:tab/>1</text:p>
          <text:p text:style-name="P2">Level two<text:tab/>1</text:p>
          <text:p text:style-name="P3">Level three<text:tab/>1</text:p>
          <text:p text:style-name="P4">Level four<text:tab/>1</text:p>
        </text:index-body>
      </text:table-of-conten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MS PMincho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7T07:32:40.21</meta:creation-date>
    <meta:document-statistic meta:table-count="0" meta:image-count="0" meta:object-count="0" meta:page-count="1" meta:paragraph-count="9" meta:word-count="21" meta:character-count="89" meta:non-whitespace-character-count="77"/>
    <dc:date>2011-08-17T07:35:17.14</dc:date>
    <meta:editing-duration>PT2M44S</meta:editing-duration>
    <meta:editing-cycles>1</meta:editing-cycles>
    <meta:generator>LibreOffice/3.4$Win32 LibreOffice_project/340m1$Build-203</meta:generator>
  </office:meta>
</office:document-meta>
</file>